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925in"/>
    </style:style>
    <style:style style:name="co3" style:family="table-column">
      <style:table-column-properties fo:break-before="auto" style:column-width="2.1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Value</text:p>
          </table:table-cell>
          <table:table-cell table:number-columns-repeated="2" office:value-type="string" calcext:value-type="string">
            <text:p>Meaning</text:p>
          </table:table-cell>
          <table:table-cell office:value-type="string" calcext:value-type="string">
            <text:p>Categorical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Pet i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pet attac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pet health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pet x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pet food id (-1 for non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Pet i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pet attac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pet health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pet x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frozen status (0 for unfrozen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Pet i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pet attac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pet health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pet x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frozen status (0 for unfrozen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Pet i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pet attac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pet health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pet x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frozen status (0 for unfrozen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Empty Shop Pet Slo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Empty Shop Pet Slo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Empty Shop Pet Slo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Empty Shop Pet Slo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Empty Shop Pet Slo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Empty Shop Pet Slo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Empty Shop Pet Slo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Empty Shop Pet Slo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Empty Shop Pet Slo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Empty Shop Pet Slo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Empty Shop Pet Slo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Empty Shop Pet Slo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Empty Shop Pet Slo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Empty Shop Pet Slo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Empty Shop Pet Slo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od in shop</text:p>
          </table:table-cell>
          <table:table-cell office:value-type="string" calcext:value-type="string">
            <text:p>Food I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 in shop</text:p>
          </table:table-cell>
          <table:table-cell office:value-type="string" calcext:value-type="string">
            <text:p>Frozen Statu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 in shop</text:p>
          </table:table-cell>
          <table:table-cell office:value-type="string" calcext:value-type="string">
            <text:p>Food I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 in shop</text:p>
          </table:table-cell>
          <table:table-cell office:value-type="string" calcext:value-type="string">
            <text:p>Frozen Statu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t Last round status (0 for didn’t lose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ned food cnt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ctions Remaining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ey Remaining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s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ves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n num</text:p>
          </table:table-cell>
          <table:table-cell/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0">00/00/0000</text:date>, <text:time style:data-style-name="N2" text:time-value="10:54:48.6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8T19:39:19.547000000</meta:creation-date>
    <dc:date>2023-03-30T10:56:29.642000000</dc:date>
    <meta:editing-duration>PT11M37S</meta:editing-duration>
    <meta:editing-cycles>2</meta:editing-cycles>
    <meta:generator>LibreOffice/7.2.6.2$Windows_X86_64 LibreOffice_project/b0ec3a565991f7569a5a7f5d24fed7f52653d754</meta:generator>
    <meta:document-statistic meta:table-count="1" meta:cell-count="328" meta:object-count="0"/>
  </office:meta>
</office:document-meta>
</file>